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D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3:54:42.41</meta:creation-date>
    <dc:date>2014-05-26T13:55:32.06</dc:date>
    <meta:editing-duration>P0D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4.0.2.2$Windows_x86 LibreOffice_project/4c82dcdd6efcd48b1d8bba66bfe1989deee49c3</meta:generator>
  </office:meta>
</office:document-meta>
</file>